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65c0" officeooo:paragraph-rsid="001e65c0"/>
    </style:style>
    <style:style style:name="P2" style:family="paragraph" style:parent-style-name="Standard">
      <style:text-properties officeooo:rsid="001f625f" officeooo:paragraph-rsid="001f625f"/>
    </style:style>
    <style:style style:name="P3" style:family="paragraph" style:parent-style-name="Standard">
      <style:text-properties officeooo:rsid="001ff5f6" officeooo:paragraph-rsid="001ff5f6"/>
    </style:style>
    <style:style style:name="P4" style:family="paragraph" style:parent-style-name="Standard">
      <style:text-properties officeooo:rsid="0021ada8" officeooo:paragraph-rsid="0021ada8"/>
    </style:style>
    <style:style style:name="P5" style:family="paragraph" style:parent-style-name="Standard">
      <style:text-properties officeooo:rsid="0021ada8" officeooo:paragraph-rsid="00228449"/>
    </style:style>
    <style:style style:name="P6" style:family="paragraph" style:parent-style-name="Standard">
      <style:text-properties officeooo:rsid="00228449" officeooo:paragraph-rsid="00228449"/>
    </style:style>
    <style:style style:name="P7" style:family="paragraph" style:parent-style-name="Standard">
      <style:text-properties officeooo:rsid="002313ec" officeooo:paragraph-rsid="002313ec"/>
    </style:style>
    <style:style style:name="P8" style:family="paragraph" style:parent-style-name="Standard">
      <style:text-properties officeooo:rsid="002313ec" officeooo:paragraph-rsid="002313ec"/>
    </style:style>
    <style:style style:name="P9" style:family="paragraph" style:parent-style-name="Standard">
      <style:text-properties officeooo:rsid="002404de" officeooo:paragraph-rsid="002404de"/>
    </style:style>
    <style:style style:name="P10" style:family="paragraph" style:parent-style-name="Standard">
      <style:text-properties officeooo:rsid="0025dee6" officeooo:paragraph-rsid="0025dee6"/>
    </style:style>
    <style:style style:name="T1" style:family="text">
      <style:text-properties officeooo:rsid="00228449"/>
    </style:style>
    <style:style style:name="T2" style:family="text">
      <style:text-properties officeooo:rsid="002404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sh-keygen -t rsa</text:p>
      <text:p text:style-name="P1">cat id_rsa.pub &gt;&gt; authorized_keys</text:p>
      <text:p text:style-name="P1"/>
      <text:p text:style-name="P3"><text:a xlink:type="simple" xlink:href="http://www.linuxproblem.org/art_9.html">http://www.linuxproblem.org/art_9.html</text:a></text:p>
      <text:p text:style-name="P3"/>
      <text:p text:style-name="P1"/>
      <text:p text:style-name="P1"/>
      <text:p text:style-name="P2">export KUBE_CONFIG_FILE=/..../kubernetes/cluster/ubuntu/config-default.s</text:p>
      <text:p text:style-name="P2">KUBERNETES_PROVIDER=ubuntu ./kube-up.sh</text:p>
      <text:p text:style-name="P2"/>
      <text:p text:style-name="P2"/>
      <text:p text:style-name="P2"/>
      <text:p text:style-name="P2"/>
      <text:p text:style-name="P2">prereque</text:p>
      <text:p text:style-name="P2">apt-get install bridge-utils</text:p>
      <text:p text:style-name="P2"/>
      <text:p text:style-name="P2"/>
      <text:p text:style-name="P2"/>
      <text:p text:style-name="P2"/>
      <text:p text:style-name="P2">ps aux |grep kube</text:p>
      <text:p text:style-name="P2">stop kube-scheduler</text:p>
      <text:p text:style-name="P2">stop flanneld</text:p>
      <text:p text:style-name="P2">stop etcd</text:p>
      <text:p text:style-name="P2">restart docker</text:p>
      <text:p text:style-name="P2"/>
      <text:p text:style-name="P2"/>
      <text:p text:style-name="P2">stop 8080 portervices</text:p>
      <text:p text:style-name="P2">netstat -anl|grep 8080</text:p>
      <text:p text:style-name="P2"/>
      <text:p text:style-name="P2"/>
      <text:p text:style-name="P3"><text:a xlink:type="simple" xlink:href="https://github.com/kubernetes/kubernetes">kubernetes</text:a>/<text:a xlink:type="simple" xlink:href="https://github.com/kubernetes/kubernetes/tree/master/cluster">cluster</text:a>/<text:span text:style-name="Strong_20_Emphasis">validate-cluster.sh</text:span> </text:p>
      <text:p text:style-name="P3"/>
      <text:p text:style-name="P3">line 43 update nodes to _nodes</text:p>
      <text:p text:style-name="P3"/>
      <text:p text:style-name="P3"/>
      <text:p text:style-name="P4">meke Kubernetes athule tiyena KubeMetal2 or <text:s/>Kubernetes/ kubernetes athle tiyena KubeMetal2 <text:s/>hari</text:p>
      <text:p text:style-name="P4"/>
      <text:p text:style-name="P5">Kubernetes athule tiyena KubeMetal2 <text:span text:style-name="T1">wala sed 1th hariyatama hari</text:span></text:p>
      <text:p text:style-name="P6">sudo sed -i '43s:.*:_nodes =$("${KUBE_ROOT}/cluster/kubectl.sh" get nodes) || true:g' cluster/validate-cluster.sh</text:p>
      <text:p text:style-name="P6"/>
      <text:p text:style-name="P6"/>
      <text:p text:style-name="P7">alias proj="cd /home/nadeeshani/Desktop/Notes" </text:p>
      <text:p text:style-name="P7">proj </text:p>
      <text:p text:style-name="P7"/>
      <text:p text:style-name="P7">cd Notes</text:p>
      <text:p text:style-name="P7"/>
      <text:p text:style-name="P7">me commands 2ma OK</text:p>
      <text:p text:style-name="P7"/>
      <text:p text:style-name="P9">cd ubuntu</text:p>
      <text:p text:style-name="P9">export KUBE_CONFIG_FILE=$x/cluster/ubuntu/config-default.sh</text:p>
      <text:p text:style-name="P9"><text:soft-page-break/>KUBERNETES_PROVIDER=ubuntu ./deployAddons.sh</text:p>
      <text:p text:style-name="P9"/>
      <text:p text:style-name="P9">After some time, you can use <text:span text:style-name="Source_20_Text">$ kubectl get pods --namespace=kube-system</text:span> to see the DNS and UI pods are running in the cluster.</text:p>
      <text:p text:style-name="P9"/>
      <text:p text:style-name="P10">Kubernetes master is running at http://10.100.4.33:8080</text:p>
      <text:p text:style-name="P10">KubeDNS is running at http://10.100.4.33:8080/api/v1/proxy/namespaces/kube-system/services/kube-dns</text:p>
      <text:p text:style-name="P10">KubeUI is running at <text:a xlink:type="simple" xlink:href="http://10.100.4.33:8080/api/v1/proxy/namespaces/kube-system/services/kube-ui">http://10.100.4.33:8080/api/v1/proxy/namespaces/kube-system/services/kube-ui</text:a></text:p>
      <text:p text:style-name="P10"/>
      <text:p text:style-name="P10"/>
      <text:p text:style-name="P10">You can use below command <text:span text:style-name="Source_20_Text">$ KUBERNETES_PROVIDER=ubuntu ./kube-down.sh</text:span> to bring down the cluster and run <text:span text:style-name="Source_20_Text">$ KUBERNETES_PROVIDER=ubuntu ./kube-up.sh</text:span> again to start aga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7T13:40:20.712603683</meta:creation-date>
    <dc:date>2016-01-12T14:36:55.349809629</dc:date>
    <meta:editing-duration>PT10H30M9S</meta:editing-duration>
    <meta:editing-cycles>8</meta:editing-cycles>
    <meta:generator>LibreOffice/4.2.8.2$Linux_X86_64 LibreOffice_project/420m0$Build-2</meta:generator>
    <meta:document-statistic meta:table-count="0" meta:image-count="0" meta:object-count="0" meta:page-count="2" meta:paragraph-count="31" meta:word-count="150" meta:character-count="1432" meta:non-whitespace-character-count="1304"/>
  </office:meta>
</office:document-meta>
</file>